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5.773cm"/>
    </style:style>
    <style:style style:name="co13" style:family="table-column">
      <style:table-column-properties fo:break-before="auto" style:column-width="5.392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Hastings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3" table:default-cell-style-name="Default"/>
        <table:table-column table:style-name="co3" table:default-cell-style-name="ce2"/>
        <table:table-column table:style-name="co6" table:default-cell-style-name="ce1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MANUAL ORDER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PAGERANK ORDER</text:p>
          </table:table-cell>
          <table:table-cell table:style-name="ce1" office:value-type="string" calcext:value-type="string">
            <text:p>PAGERANK DIFF</text:p>
          </table:table-cell>
          <table:table-cell office:value-type="string" calcext:value-type="string">
            <text:p>EXACT ORDER</text:p>
          </table:table-cell>
          <table:table-cell table:style-name="ce1" office:value-type="string" calcext:value-type="string">
            <text:p>EXACT DIFF</text:p>
          </table:table-cell>
          <table:table-cell office:value-type="string" calcext:value-type="string">
            <text:p>ALL ORDER</text:p>
          </table:table-cell>
          <table:table-cell office:value-type="string" calcext:value-type="string">
            <text:p>ALL DIFF</text:p>
          </table:table-cell>
        </table:table-row>
        <table:table-row table:style-name="ro1">
          <table:table-cell office:value-type="string" calcext:value-type="string">
            <text:p>archbishop of canterbury</text:p>
          </table:table-cell>
          <table:table-cell office:value-type="float" office:value="15" calcext:value-type="float">
            <text:p>15</text:p>
          </table:table-cell>
          <table:table-cell office:value-type="float" office:value="1.9355" calcext:value-type="float">
            <text:p>1.9355</text:p>
          </table:table-cell>
          <table:table-cell office:value-type="float" office:value="30" calcext:value-type="float">
            <text:p>30</text:p>
          </table:table-cell>
          <table:table-cell table:style-name="ce1" table:formula="of:=ABS([.B2]-[.D2])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ABS([.B2]-[.F2])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ABS([.B2]-[.H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chbishop of york</text:p>
          </table:table-cell>
          <table:table-cell office:value-type="float" office:value="14" calcext:value-type="float">
            <text:p>14</text:p>
          </table:table-cell>
          <table:table-cell office:value-type="float" office:value="1.935" calcext:value-type="float">
            <text:p>1.935</text:p>
          </table:table-cell>
          <table:table-cell office:value-type="float" office:value="31" calcext:value-type="float">
            <text:p>31</text:p>
          </table:table-cell>
          <table:table-cell table:style-name="ce1" table:formula="of:=ABS([.B3]-[.D3]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ABS([.B3]-[.F3])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ABS([.B3]-[.H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ear hei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" table:formula="of:=ABS([.B4]-[.D4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BS([.B4]-[.F4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ABS([.B4]-[.H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ke william</text:p>
          </table:table-cell>
          <table:table-cell office:value-type="float" office:value="22" calcext:value-type="float">
            <text:p>22</text:p>
          </table:table-cell>
          <table:table-cell office:value-type="float" office:value="0.98345" calcext:value-type="float">
            <text:p>0.98345</text:p>
          </table:table-cell>
          <table:table-cell office:value-type="float" office:value="3" calcext:value-type="float">
            <text:p>3</text:p>
          </table:table-cell>
          <table:table-cell table:style-name="ce1" table:formula="of:=ABS([.B5]-[.D5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ABS([.B5]-[.F5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ABS([.B5]-[.H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ke william of normandy</text:p>
          </table:table-cell>
          <table:table-cell office:value-type="float" office:value="26" calcext:value-type="float">
            <text:p>26</text:p>
          </table:table-cell>
          <table:table-cell office:value-type="float" office:value="1.7071" calcext:value-type="float">
            <text:p>1.7071</text:p>
          </table:table-cell>
          <table:table-cell office:value-type="float" office:value="26" calcext:value-type="float">
            <text:p>26</text:p>
          </table:table-cell>
          <table:table-cell table:style-name="ce1" table:formula="of:=ABS([.B6]-[.D6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BS([.B6]-[.F6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ABS([.B6]-[.H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arl of wessex</text:p>
          </table:table-cell>
          <table:table-cell office:value-type="float" office:value="23" calcext:value-type="float">
            <text:p>23</text:p>
          </table:table-cell>
          <table:table-cell office:value-type="float" office:value="1.8541" calcext:value-type="float">
            <text:p>1.8541</text:p>
          </table:table-cell>
          <table:table-cell office:value-type="float" office:value="28" calcext:value-type="float">
            <text:p>28</text:p>
          </table:table-cell>
          <table:table-cell table:style-name="ce1" table:formula="of:=ABS([.B7]-[.D7])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ABS([.B7]-[.F7])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ABS([.B7]-[.H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lier king of england harthacanute</text:p>
          </table:table-cell>
          <table:table-cell office:value-type="float" office:value="27" calcext:value-type="float">
            <text:p>27</text:p>
          </table:table-cell>
          <table:table-cell office:value-type="float" office:value="1.7479" calcext:value-type="float">
            <text:p>1.7479</text:p>
          </table:table-cell>
          <table:table-cell office:value-type="float" office:value="27" calcext:value-type="float">
            <text:p>27</text:p>
          </table:table-cell>
          <table:table-cell table:style-name="ce1" table:formula="of:=ABS([.B8]-[.D8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ABS([.B8]-[.F8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ABS([.B8]-[.H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arlier opponent</text:p>
          </table:table-cell>
          <table:table-cell office:value-type="float" office:value="4" calcext:value-type="float">
            <text:p>4</text:p>
          </table:table-cell>
          <table:table-cell office:value-type="float" office:value="0.72578" calcext:value-type="float">
            <text:p>0.72578</text:p>
          </table:table-cell>
          <table:table-cell office:value-type="float" office:value="1" calcext:value-type="float">
            <text:p>1</text:p>
          </table:table-cell>
          <table:table-cell table:style-name="ce1" table:formula="of:=ABS([.B9]-[.D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BS([.B9]-[.F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BS([.B9]-[.H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gland and norway</text:p>
          </table:table-cell>
          <table:table-cell office:value-type="float" office:value="20" calcext:value-type="float">
            <text:p>20</text:p>
          </table:table-cell>
          <table:table-cell office:value-type="float" office:value="1.253" calcext:value-type="float">
            <text:p>1.253</text:p>
          </table:table-cell>
          <table:table-cell office:value-type="float" office:value="20" calcext:value-type="float">
            <text:p>20</text:p>
          </table:table-cell>
          <table:table-cell table:style-name="ce1" table:formula="of:=ABS([.B10]-[.D10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BS([.B10]-[.F10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ABS([.B10]-[.H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glish aristocrats</text:p>
          </table:table-cell>
          <table:table-cell office:value-type="float" office:value="7" calcext:value-type="float">
            <text:p>7</text:p>
          </table:table-cell>
          <table:table-cell office:value-type="float" office:value="1.3063" calcext:value-type="float">
            <text:p>1.3063</text:p>
          </table:table-cell>
          <table:table-cell office:value-type="float" office:value="23" calcext:value-type="float">
            <text:p>23</text:p>
          </table:table-cell>
          <table:table-cell table:style-name="ce1" table:formula="of:=ABS([.B11]-[.D11])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ABS([.B11]-[.F11])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ABS([.B11]-[.H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glish politics</text:p>
          </table:table-cell>
          <table:table-cell office:value-type="float" office:value="9" calcext:value-type="float">
            <text:p>9</text:p>
          </table:table-cell>
          <table:table-cell office:value-type="float" office:value="1.3063" calcext:value-type="float">
            <text:p>1.3063</text:p>
          </table:table-cell>
          <table:table-cell office:value-type="float" office:value="24" calcext:value-type="float">
            <text:p>24</text:p>
          </table:table-cell>
          <table:table-cell table:style-name="ce1" table:formula="of:=ABS([.B12]-[.D12]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ABS([.B12]-[.F12])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ABS([.B12]-[.H1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nglish throne</text:p>
          </table:table-cell>
          <table:table-cell office:value-type="float" office:value="17" calcext:value-type="float">
            <text:p>17</text:p>
          </table:table-cell>
          <table:table-cell office:value-type="float" office:value="1.306" calcext:value-type="float">
            <text:p>1.306</text:p>
          </table:table-cell>
          <table:table-cell office:value-type="float" office:value="22" calcext:value-type="float">
            <text:p>22</text:p>
          </table:table-cell>
          <table:table-cell table:style-name="ce1" table:formula="of:=ABS([.B13]-[.D13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ABS([.B13]-[.F13]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ABS([.B13]-[.H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midable godw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table:formula="of:=ABS([.B14]-[.D14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BS([.B14]-[.F14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ABS([.B14]-[.H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ench carolingian ruler charle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table:formula="of:=ABS([.B15]-[.D15]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ABS([.B15]-[.F15]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BS([.B15]-[.H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arald hardrada</text:p>
          </table:table-cell>
          <table:table-cell office:value-type="float" office:value="32" calcext:value-type="float">
            <text:p>32</text:p>
          </table:table-cell>
          <table:table-cell office:value-type="float" office:value="0.89705" calcext:value-type="float">
            <text:p>0.89705</text:p>
          </table:table-cell>
          <table:table-cell office:value-type="float" office:value="2" calcext:value-type="float">
            <text:p>2</text:p>
          </table:table-cell>
          <table:table-cell table:style-name="ce1" table:formula="of:=ABS([.B16]-[.D16])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ABS([.B16]-[.F16]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ABS([.B16]-[.H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ald iii of norway</text:p>
          </table:table-cell>
          <table:table-cell office:value-type="float" office:value="30" calcext:value-type="float">
            <text:p>30</text:p>
          </table:table-cell>
          <table:table-cell office:value-type="float" office:value="1.8936" calcext:value-type="float">
            <text:p>1.8936</text:p>
          </table:table-cell>
          <table:table-cell office:value-type="float" office:value="29" calcext:value-type="float">
            <text:p>29</text:p>
          </table:table-cell>
          <table:table-cell table:style-name="ce1" table:formula="of:=ABS([.B17]-[.D1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ABS([.B17]-[.F17]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ABS([.B17]-[.H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old godwinso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ABS([.B18]-[.D18])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ABS([.B18]-[.F18])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ABS([.B18]-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ediate successo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table:formula="of:=ABS([.B19]-[.D19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BS([.B19]-[.F19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ABS([.B19]-[.H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genous cul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table:formula="of:=ABS([.B20]-[.D20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BS([.B20]-[.F2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B20]-[.H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 edward</text:p>
          </table:table-cell>
          <table:table-cell office:value-type="float" office:value="21" calcext:value-type="float">
            <text:p>21</text:p>
          </table:table-cell>
          <table:table-cell office:value-type="float" office:value="1.05266" calcext:value-type="float">
            <text:p>1.05266</text:p>
          </table:table-cell>
          <table:table-cell office:value-type="float" office:value="17" calcext:value-type="float">
            <text:p>17</text:p>
          </table:table-cell>
          <table:table-cell table:style-name="ce1" table:formula="of:=ABS([.B21]-[.D21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ABS([.B21]-[.F21])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ABS([.B21]-[.H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ader roll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 table:formula="of:=ABS([.B22]-[.D2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ABS([.B22]-[.F22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BS([.B22]-[.H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l popu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table:formula="of:=ABS([.B23]-[.D23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ABS([.B23]-[.F23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ABS([.B23]-[.H2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ny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table:formula="of:=ABS([.B24]-[.D24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ABS([.B24]-[.F24]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ABS([.B24]-[.H2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rman courtiers</text:p>
          </table:table-cell>
          <table:table-cell office:value-type="float" office:value="19" calcext:value-type="float">
            <text:p>19</text:p>
          </table:table-cell>
          <table:table-cell office:value-type="float" office:value="1.1357" calcext:value-type="float">
            <text:p>1.1357</text:p>
          </table:table-cell>
          <table:table-cell office:value-type="float" office:value="19" calcext:value-type="float">
            <text:p>19</text:p>
          </table:table-cell>
          <table:table-cell table:style-name="ce1" table:formula="of:=ABS([.B25]-[.D25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BS([.B25]-[.F25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BS([.B25]-[.H2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rman propaganda</text:p>
          </table:table-cell>
          <table:table-cell office:value-type="float" office:value="13" calcext:value-type="float">
            <text:p>13</text:p>
          </table:table-cell>
          <table:table-cell office:value-type="float" office:value="1.135" calcext:value-type="float">
            <text:p>1.135</text:p>
          </table:table-cell>
          <table:table-cell office:value-type="float" office:value="19" calcext:value-type="float">
            <text:p>19</text:p>
          </table:table-cell>
          <table:table-cell table:style-name="ce1" table:formula="of:=ABS([.B26]-[.D26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ABS([.B26]-[.F26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ABS([.B26]-[.H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ful neighbouring rulers</text:p>
          </table:table-cell>
          <table:table-cell office:value-type="float" office:value="6" calcext:value-type="float">
            <text:p>6</text:p>
          </table:table-cell>
          <table:table-cell office:value-type="float" office:value="1.11352" calcext:value-type="float">
            <text:p>1.11352</text:p>
          </table:table-cell>
          <table:table-cell office:value-type="float" office:value="18" calcext:value-type="float">
            <text:p>18</text:p>
          </table:table-cell>
          <table:table-cell table:style-name="ce1" table:formula="of:=ABS([.B27]-[.D27])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ABS([.B27]-[.F27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BS([.B27]-[.H2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werful norman interest</text:p>
          </table:table-cell>
          <table:table-cell office:value-type="float" office:value="11" calcext:value-type="float">
            <text:p>11</text:p>
          </table:table-cell>
          <table:table-cell office:value-type="float" office:value="1.412" calcext:value-type="float">
            <text:p>1.412</text:p>
          </table:table-cell>
          <table:table-cell office:value-type="float" office:value="25" calcext:value-type="float">
            <text:p>25</text:p>
          </table:table-cell>
          <table:table-cell table:style-name="ce1" table:formula="of:=ABS([.B28]-[.D28])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ABS([.B28]-[.F28])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ABS([.B28]-[.H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decessor magnu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" table:formula="of:=ABS([.B29]-[.D29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BS([.B29]-[.F29]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ABS([.B29]-[.H2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ichard ii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table:formula="of:=ABS([.B30]-[.D30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ABS([.B30]-[.F30])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ABS([.B30]-[.H3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parate invasi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table:formula="of:=ABS([.B31]-[.D3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ABS([.B31]-[.F3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B31]-[.H3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veral contende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ABS([.B32]-[.D32]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ABS([.B32]-[.F32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B32]-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 edward</text:p>
          </table:table-cell>
          <table:table-cell office:value-type="float" office:value="8" calcext:value-type="float">
            <text:p>8</text:p>
          </table:table-cell>
          <table:table-cell office:value-type="float" office:value="0.6817" calcext:value-type="float">
            <text:p>0.6817</text:p>
          </table:table-cell>
          <table:table-cell office:value-type="float" office:value="0" calcext:value-type="float">
            <text:p>0</text:p>
          </table:table-cell>
          <table:table-cell table:style-name="ce1" table:formula="of:=ABS([.B33]-[.D33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ABS([.B33]-[.F33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ABS([.B33]-[.H3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lliam and harald</text:p>
          </table:table-cell>
          <table:table-cell office:value-type="float" office:value="29" calcext:value-type="float">
            <text:p>29</text:p>
          </table:table-cell>
          <table:table-cell office:value-type="float" office:value="1.28" calcext:value-type="float">
            <text:p>1.28</text:p>
          </table:table-cell>
          <table:table-cell office:value-type="float" office:value="21" calcext:value-type="float">
            <text:p>21</text:p>
          </table:table-cell>
          <table:table-cell table:style-name="ce1" table:formula="of:=ABS([.B34]-[.D34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ABS([.B34]-[.F34])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ABS([.B34]-[.H3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itenagemot of england</text:p>
          </table:table-cell>
          <table:table-cell office:value-type="float" office:value="19" calcext:value-type="float">
            <text:p>19</text:p>
          </table:table-cell>
          <table:table-cell office:value-type="float" office:value="2.1573" calcext:value-type="float">
            <text:p>2.1573</text:p>
          </table:table-cell>
          <table:table-cell office:value-type="float" office:value="32" calcext:value-type="float">
            <text:p>32</text:p>
          </table:table-cell>
          <table:table-cell table:style-name="ce1" table:formula="of:=ABS([.B35]-[.D35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ABS([.B35]-[.F35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ABS([.B35]-[.H3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ISTANCE FROM MANUAL ORDER</text:p>
          </table:table-cell>
          <table:table-cell table:number-columns-repeated="3"/>
          <table:table-cell table:style-name="ce1" table:formula="of:=SUM([.E2:.E35])" office:value-type="float" office:value="310" calcext:value-type="float">
            <text:p>310</text:p>
          </table:table-cell>
          <table:table-cell/>
          <table:table-cell table:style-name="ce1" table:formula="of:=SUM([.G2:.G35])" office:value-type="float" office:value="252" calcext:value-type="float">
            <text:p>252</text:p>
          </table:table-cell>
          <table:table-cell/>
          <table:table-cell table:formula="of:=SUM([.I2:.I35]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MAX DIFF</text:p>
          </table:table-cell>
          <table:table-cell table:number-columns-repeated="3"/>
          <table:table-cell table:style-name="ce1" table:formula="of:=MAX([.E2:.E35])" office:value-type="float" office:value="30" calcext:value-type="float">
            <text:p>30</text:p>
          </table:table-cell>
          <table:table-cell/>
          <table:table-cell table:style-name="ce1" table:formula="of:=MAX([.G2:.G35])" office:value-type="float" office:value="26" calcext:value-type="float">
            <text:p>26</text:p>
          </table:table-cell>
          <table:table-cell/>
          <table:table-cell table:formula="of:=MAX([.I2:.I35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DIAN DIFF</text:p>
          </table:table-cell>
          <table:table-cell table:number-columns-repeated="3"/>
          <table:table-cell table:style-name="ce1" table:formula="of:=MEDIAN([.E2:.E35])" office:value-type="float" office:value="7.5" calcext:value-type="float">
            <text:p>7.5</text:p>
          </table:table-cell>
          <table:table-cell/>
          <table:table-cell table:style-name="ce1" table:formula="of:=MEDIAN([.G2:.G35])" office:value-type="float" office:value="6" calcext:value-type="float">
            <text:p>6</text:p>
          </table:table-cell>
          <table:table-cell/>
          <table:table-cell table:formula="of:=MEDIAN([.I2:.I35])" office:value-type="float" office:value="8" calcext:value-type="float">
            <text:p>8</text:p>
          </table:table-cell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da top 10" table:style-name="ta1"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f we just take the top dozen keywords (according to the manual ordering), the exact label match + pagerank is twice as good as pagerank on its ow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MANUAL ORDER</text:p>
          </table:table-cell>
          <table:table-cell office:value-type="string" calcext:value-type="string">
            <text:p>PAGERANK ORDER</text:p>
          </table:table-cell>
          <table:table-cell office:value-type="string" calcext:value-type="string">
            <text:p>PAGERANK DIFF</text:p>
          </table:table-cell>
          <table:table-cell office:value-type="string" calcext:value-type="string">
            <text:p>EXACT ORDER</text:p>
          </table:table-cell>
          <table:table-cell office:value-type="string" calcext:value-type="string">
            <text:p>EXACT DIF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DIFF</text:p>
          </table:table-cell>
          <table:table-cell office:value-type="string" calcext:value-type="string">
            <text:p>EXACT (NO PAGERANK) ORDER</text:p>
          </table:table-cell>
          <table:table-cell office:value-type="string" calcext:value-type="string">
            <text:p>EXACT (NO PAGERANK) DIFF</text:p>
          </table:table-cell>
          <table:table-cell office:value-type="string" calcext:value-type="string">
            <text:p>ALL (NO PAGERANK)</text:p>
          </table:table-cell>
          <table:table-cell office:value-type="string" calcext:value-type="string">
            <text:p>ALL (NO PAGERANK) DIFF</text:p>
          </table:table-cell>
        </table:table-row>
        <table:table-row table:style-name="ro1">
          <table:table-cell office:value-type="string" calcext:value-type="string">
            <text:p>augustus de morgan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ABS([.B4]-[.C4])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ABS([.B4]-[.E4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BS([.B4]-[.G4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BS([.B4]-[.I4])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ABS([.B4]-[.K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es babbag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ABS([.B5]-[.C5])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ABS([.B5]-[.E5]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ABS([.B5]-[.G5])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ABS([.B5]-[.I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ABS([.B5]-[.K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ymbolic logic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ABS([.B6]-[.C6])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ABS([.B6]-[.E6])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ABS([.B6]-[.G6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ABS([.B6]-[.I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ABS([.B6]-[.K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y somerville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ABS([.B7]-[.C7])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ABS([.B7]-[.E7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ABS([.B7]-[.G7]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ABS([.B7]-[.I7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ABS([.B7]-[.K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onourable lady milbanke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ABS([.B8]-[.C8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BS([.B8]-[.E8]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ABS([.B8]-[.G8])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ABS([.B8]-[.I8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ABS([.B8]-[.K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 morgan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ABS([.B9]-[.C9])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ABS([.B9]-[.E9])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ABS([.B9]-[.G9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ABS([.B9]-[.I9])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ABS([.B9]-[.K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rly 19th century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ABS([.B10]-[.C10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ABS([.B10]-[.E10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BS([.B10]-[.G10]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ABS([.B10]-[.I10]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ABS([.B10]-[.K1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ottish astronom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ABS([.B11]-[.C11]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ABS([.B11]-[.E11]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ABS([.B11]-[.G1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ABS([.B11]-[.I11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ABS([.B11]-[.K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iginal mathematical investigator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ABS([.B12]-[.C12])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ABS([.B12]-[.E12])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BS([.B12]-[.G12]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ABS([.B12]-[.I12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ABS([.B12]-[.K1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ew inventions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ABS([.B13]-[.C13]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ABS([.B13]-[.E13])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ABS([.B13]-[.G13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ABS([.B13]-[.I13])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ABS([.B13]-[.K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tal instabiliti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ABS([.B14]-[.C14]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ABS([.B14]-[.E14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ABS([.B14]-[.G14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ABS([.B14]-[.I14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ABS([.B14]-[.K1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tal problems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ABS([.B15]-[.C15]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ABS([.B15]-[.E15]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ABS([.B15]-[.G1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BS([.B15]-[.I15])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ABS([.B15]-[.K15])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 FROM MANUAL ORDER</text:p>
          </table:table-cell>
          <table:table-cell table:number-columns-repeated="2"/>
          <table:table-cell table:formula="of:=SUM([.D4:.D15])" office:value-type="float" office:value="204" calcext:value-type="float">
            <text:p>204</text:p>
          </table:table-cell>
          <table:table-cell/>
          <table:table-cell table:formula="of:=SUM([.F4:.F15])" office:value-type="float" office:value="97" calcext:value-type="float">
            <text:p>97</text:p>
          </table:table-cell>
          <table:table-cell/>
          <table:table-cell table:formula="of:=SUM([.H4:.H15])" office:value-type="float" office:value="99" calcext:value-type="float">
            <text:p>99</text:p>
          </table:table-cell>
          <table:table-cell/>
          <table:table-cell table:formula="of:=SUM([.J4:.J15])" office:value-type="float" office:value="132" calcext:value-type="float">
            <text:p>132</text:p>
          </table:table-cell>
          <table:table-cell/>
          <table:table-cell table:formula="of:=SUM([.L4:.L15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AX DIFF</text:p>
          </table:table-cell>
          <table:table-cell table:number-columns-repeated="2"/>
          <table:table-cell table:formula="of:=MAX([.D4:.D15])" office:value-type="float" office:value="37" calcext:value-type="float">
            <text:p>37</text:p>
          </table:table-cell>
          <table:table-cell/>
          <table:table-cell table:formula="of:=MAX([.F4:.F15])" office:value-type="float" office:value="33" calcext:value-type="float">
            <text:p>33</text:p>
          </table:table-cell>
          <table:table-cell/>
          <table:table-cell table:formula="of:=MAX([.H4:.H15])" office:value-type="float" office:value="34" calcext:value-type="float">
            <text:p>34</text:p>
          </table:table-cell>
          <table:table-cell/>
          <table:table-cell table:formula="of:=MAX([.J4:.J15])" office:value-type="float" office:value="30" calcext:value-type="float">
            <text:p>30</text:p>
          </table:table-cell>
          <table:table-cell/>
          <table:table-cell table:formula="of:=MAX([.L4:.L1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EDIAN DIFF</text:p>
          </table:table-cell>
          <table:table-cell table:number-columns-repeated="2"/>
          <table:table-cell table:formula="of:=MEDIAN([.D4:.D15])" office:value-type="float" office:value="14.5" calcext:value-type="float">
            <text:p>14.5</text:p>
          </table:table-cell>
          <table:table-cell/>
          <table:table-cell table:formula="of:=MEDIAN([.F4:.F15])" office:value-type="float" office:value="3" calcext:value-type="float">
            <text:p>3</text:p>
          </table:table-cell>
          <table:table-cell/>
          <table:table-cell table:formula="of:=MEDIAN([.H4:.H15])" office:value-type="float" office:value="2.5" calcext:value-type="float">
            <text:p>2.5</text:p>
          </table:table-cell>
          <table:table-cell/>
          <table:table-cell table:formula="of:=MEDIAN([.J4:.J15])" office:value-type="float" office:value="6.5" calcext:value-type="float">
            <text:p>6.5</text:p>
          </table:table-cell>
          <table:table-cell/>
          <table:table-cell table:formula="of:=MEDIAN([.L4:.L15])" office:value-type="float" office:value="8.5" calcext:value-type="float">
            <text:p>8.5</text:p>
          </table:table-cell>
        </table:table-row>
      </table:table>
      <table:table table:name="Ada comparis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1"/>
        <table:table-column table:style-name="co11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12" table:default-cell-style-name="ce2"/>
        <table:table-column table:style-name="co13" table:default-cell-style-name="ce1"/>
        <table:table-column table:style-name="co14" table:default-cell-style-name="Default"/>
        <table:table-column table:style-name="co15" table:default-cell-style-name="ce1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MANUAL ORDER</text:p>
          </table:table-cell>
          <table:table-cell office:value-type="string" calcext:value-type="string">
            <text:p>PAGERANK ORDER</text:p>
          </table:table-cell>
          <table:table-cell office:value-type="string" calcext:value-type="string">
            <text:p>PAGERANK DIFF</text:p>
          </table:table-cell>
          <table:table-cell office:value-type="string" calcext:value-type="string">
            <text:p>EXACT ORDER</text:p>
          </table:table-cell>
          <table:table-cell office:value-type="string" calcext:value-type="string">
            <text:p>EXACT DIF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DIFF</text:p>
          </table:table-cell>
          <table:table-cell office:value-type="string" calcext:value-type="string">
            <text:p>EXACT (NO PAGERANK) ORDER</text:p>
          </table:table-cell>
          <table:table-cell office:value-type="string" calcext:value-type="string">
            <text:p>EXACT (NO PAGERANK) DIFF</text:p>
          </table:table-cell>
          <table:table-cell office:value-type="string" calcext:value-type="string">
            <text:p>ALL (NO PAGERANK)</text:p>
          </table:table-cell>
          <table:table-cell office:value-type="string" calcext:value-type="string">
            <text:p>ALL (NO PAGERANK) DIFF</text:p>
          </table:table-cell>
        </table:table-row>
        <table:table-row table:style-name="ro1">
          <table:table-cell office:value-type="string" calcext:value-type="string">
            <text:p>arduous journe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BS([.B2]-[.C2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ABS([.B2]-[.E2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ABS([.B2]-[.G2]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ABS([.B2]-[.I2]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ABS([.B2]-[.K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gustus de morgan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ABS([.B3]-[.C3])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ABS([.B3]-[.E3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BS([.B3]-[.G3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BS([.B3]-[.I3])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ABS([.B3]-[.K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es babbag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ABS([.B4]-[.C4])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ABS([.B4]-[.E4]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ABS([.B4]-[.G4])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ABS([.B4]-[.I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ABS([.B4]-[.K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ose stud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BS([.B5]-[.C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BS([.B5]-[.E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BS([.B5]-[.G5])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ABS([.B5]-[.I5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ABS([.B5]-[.K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mmon language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ABS([.B6]-[.C6])"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ABS([.B6]-[.E6]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ABS([.B6]-[.G6]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ABS([.B6]-[.I6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.B6]-[.K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mmon practic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ABS([.B7]-[.C7])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ABS([.B7]-[.E7])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formula="of:=ABS([.B7]-[.G7]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ABS([.B7]-[.I7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ABS([.B7]-[.K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e morgan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ABS([.B8]-[.C8])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ABS([.B8]-[.E8])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ABS([.B8]-[.G8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ABS([.B8]-[.I8])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ABS([.B8]-[.K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ffusion of useful knowledge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formula="of:=ABS([.B9]-[.C9]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ABS([.B9]-[.E9]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ABS([.B9]-[.G9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BS([.B9]-[.I9]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ABS([.B9]-[.K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ting mother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ABS([.B10]-[.C10])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ABS([.B10]-[.E10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ABS([.B10]-[.G1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BS([.B10]-[.I10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ABS([.B10]-[.K1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arly 19th century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ABS([.B11]-[.C11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ABS([.B11]-[.E1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BS([.B11]-[.G11]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ABS([.B11]-[.I11]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ABS([.B11]-[.K1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inest mind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ABS([.B12]-[.C12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ABS([.B12]-[.E12])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ABS([.B12]-[.G12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ABS([.B12]-[.I12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ABS([.B12]-[.K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rst class educat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ABS([.B13]-[.C1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ABS([.B13]-[.E13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ABS([.B13]-[.G13]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ABS([.B13]-[.I13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ABS([.B13]-[.K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at tens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BS([.B14]-[.C14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ABS([.B14]-[.E14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ABS([.B14]-[.G14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ABS([.B14]-[.I14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ABS([.B14]-[.K1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ourable lady milbanke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ABS([.B15]-[.C15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ABS([.B15]-[.E15]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ABS([.B15]-[.G15])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ABS([.B15]-[.I15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ABS([.B15]-[.K1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ousehold nam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BS([.B16]-[.C16])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ABS([.B16]-[.E16])"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formula="of:=ABS([.B16]-[.G16])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ABS([.B16]-[.I16])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ABS([.B16]-[.K1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mportant teacher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ABS([.B17]-[.C17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ABS([.B17]-[.E17]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ABS([.B17]-[.G17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ABS([.B17]-[.I17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ABS([.B17]-[.K1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tense application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ABS([.B18]-[.C18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ABS([.B18]-[.E18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BS([.B18]-[.G18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ABS([.B18]-[.I18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[.B18]-[.K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rnal jury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ABS([.B19]-[.C19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ABS([.B19]-[.E19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BS([.B19]-[.G19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BS([.B19]-[.I19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ABS([.B19]-[.K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y somerville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ABS([.B20]-[.C20])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ABS([.B20]-[.E20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ABS([.B20]-[.G20]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ABS([.B20]-[.I20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ABS([.B20]-[.K2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hs problem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ABS([.B21]-[.C21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ABS([.B21]-[.E21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ABS([.B21]-[.G21])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ABS([.B21]-[.I21]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ABS([.B21]-[.K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ntal discipline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formula="of:=ABS([.B22]-[.C22])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ABS([.B22]-[.E22]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ABS([.B22]-[.G2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BS([.B22]-[.I22])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ABS([.B22]-[.K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tal instabiliti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ABS([.B23]-[.C23]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ABS([.B23]-[.E23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ABS([.B23]-[.G23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ABS([.B23]-[.I23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ABS([.B23]-[.K23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tal problems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ABS([.B24]-[.C24]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ABS([.B24]-[.E24]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ABS([.B24]-[.G2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BS([.B24]-[.I24])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ABS([.B24]-[.K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st woma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ABS([.B25]-[.C25])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ABS([.B25]-[.E2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ABS([.B25]-[.G25]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ABS([.B25]-[.I25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ABS([.B25]-[.K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ther appointed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ABS([.B26]-[.C26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ABS([.B26]-[.E26]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ABS([.B26]-[.G26]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ABS([.B26]-[.I26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BS([.B26]-[.K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ch affe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B27]-[.C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B27]-[.E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BS([.B27]-[.G27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ABS([.B27]-[.I27])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ABS([.B27]-[.K2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ch mathematics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ABS([.B28]-[.C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ABS([.B28]-[.E28])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ABS([.B28]-[.G28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ABS([.B28]-[.I28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ABS([.B28]-[.K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inventions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ABS([.B29]-[.C29]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ABS([.B29]-[.E29])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ABS([.B29]-[.G29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ABS([.B29]-[.I29])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ABS([.B29]-[.K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periodical journals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ABS([.B30]-[.C30])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ABS([.B30]-[.E30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ABS([.B30]-[.G30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BS([.B30]-[.I30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ABS([.B30]-[.K30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riginal mathematical investigator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ABS([.B31]-[.C31])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ABS([.B31]-[.E31])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BS([.B31]-[.G31]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ABS([.B31]-[.I31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ABS([.B31]-[.K3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wn amusemen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ABS([.B32]-[.C32]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ABS([.B32]-[.E32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[.B32]-[.G32]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ABS([.B32]-[.I32]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ABS([.B32]-[.K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enting styles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ABS([.B33]-[.C33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ABS([.B33]-[.E33])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ABS([.B33]-[.G33]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ABS([.B33]-[.I33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ABS([.B33]-[.K3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ysical powe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ABS([.B34]-[.C34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ABS([.B34]-[.E34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ABS([.B34]-[.G34]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ABS([.B34]-[.I34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ABS([.B34]-[.K3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entific nature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ABS([.B35]-[.C35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BS([.B35]-[.E35])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ABS([.B35]-[.G35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ABS([.B35]-[.I35])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ABS([.B35]-[.K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ottish astronom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ABS([.B36]-[.C36]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ABS([.B36]-[.E36]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ABS([.B36]-[.G36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ABS([.B36]-[.I36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ABS([.B36]-[.K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lid grounding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ABS([.B37]-[.C37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ABS([.B37]-[.E37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ABS([.B37]-[.G37]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ABS([.B37]-[.I3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ABS([.B37]-[.K3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udy mathematics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ABS([.B38]-[.C38])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.B38]-[.E38])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ABS([.B38]-[.G38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BS([.B38]-[.I38])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ABS([.B38]-[.K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udy of mathematics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formula="of:=ABS([.B39]-[.C39])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ABS([.B39]-[.E39]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ABS([.B39]-[.G39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BS([.B39]-[.I39])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ABS([.B39]-[.K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mbolic logic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ABS([.B40]-[.C40])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ABS([.B40]-[.E40])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ABS([.B40]-[.G40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ABS([.B40]-[.I40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ABS([.B40]-[.K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utor d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ABS([.B41]-[.C41])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ABS([.B41]-[.E41])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ABS([.B41]-[.G41]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ABS([.B41]-[.I41])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ABS([.B41]-[.K41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nusual preoccupatio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ABS([.B42]-[.C42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BS([.B42]-[.E42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BS([.B42]-[.G42]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ABS([.B42]-[.I42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BS([.B42]-[.K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gir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ABS([.B43]-[.C43])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ABS([.B43]-[.E43])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ABS([.B43]-[.G43]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ABS([.B43]-[.I43])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ABS([.B43]-[.K43])"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 FROM MANUAL ORDER</text:p>
          </table:table-cell>
          <table:table-cell table:number-columns-repeated="2"/>
          <table:table-cell table:formula="of:=SUM([.D2:.D43])" office:value-type="float" office:value="546" calcext:value-type="float">
            <text:p>546</text:p>
          </table:table-cell>
          <table:table-cell/>
          <table:table-cell table:formula="of:=SUM([.F2:.F43])" office:value-type="float" office:value="388" calcext:value-type="float">
            <text:p>388</text:p>
          </table:table-cell>
          <table:table-cell/>
          <table:table-cell table:formula="of:=SUM([.H2:.H43])" office:value-type="float" office:value="374" calcext:value-type="float">
            <text:p>374</text:p>
          </table:table-cell>
          <table:table-cell/>
          <table:table-cell table:formula="of:=SUM([.J2:.J43])" office:value-type="float" office:value="526" calcext:value-type="float">
            <text:p>526</text:p>
          </table:table-cell>
          <table:table-cell/>
          <table:table-cell table:formula="of:=SUM([.L2:.L43])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AX DIFF</text:p>
          </table:table-cell>
          <table:table-cell table:number-columns-repeated="2"/>
          <table:table-cell table:formula="of:=MAX([.D2:.D43])" office:value-type="float" office:value="37" calcext:value-type="float">
            <text:p>37</text:p>
          </table:table-cell>
          <table:table-cell/>
          <table:table-cell table:formula="of:=MAX([.F2:.F43])" office:value-type="float" office:value="33" calcext:value-type="float">
            <text:p>33</text:p>
          </table:table-cell>
          <table:table-cell/>
          <table:table-cell table:formula="of:=MAX([.H2:.H43])" office:value-type="float" office:value="34" calcext:value-type="float">
            <text:p>34</text:p>
          </table:table-cell>
          <table:table-cell/>
          <table:table-cell table:formula="of:=MAX([.J2:.J43])" office:value-type="float" office:value="31" calcext:value-type="float">
            <text:p>31</text:p>
          </table:table-cell>
          <table:table-cell/>
          <table:table-cell table:formula="of:=MAX([.L2:.L43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EDIAN DIFF</text:p>
          </table:table-cell>
          <table:table-cell table:number-columns-repeated="2"/>
          <table:table-cell table:formula="of:=MEDIAN([.D2:.D43])" office:value-type="float" office:value="11" calcext:value-type="float">
            <text:p>11</text:p>
          </table:table-cell>
          <table:table-cell/>
          <table:table-cell table:formula="of:=MEDIAN([.F2:.F43])" office:value-type="float" office:value="5" calcext:value-type="float">
            <text:p>5</text:p>
          </table:table-cell>
          <table:table-cell/>
          <table:table-cell table:formula="of:=MEDIAN([.H2:.H43])" office:value-type="float" office:value="5.5" calcext:value-type="float">
            <text:p>5.5</text:p>
          </table:table-cell>
          <table:table-cell/>
          <table:table-cell table:formula="of:=MEDIAN([.J2:.J43])" office:value-type="float" office:value="11.5" calcext:value-type="float">
            <text:p>11.5</text:p>
          </table:table-cell>
          <table:table-cell/>
          <table:table-cell table:formula="of:=MEDIAN([.L2:.L43])" office:value-type="float" office:value="8.5" calcext:value-type="float">
            <text:p>8.5</text:p>
          </table:table-cell>
        </table:table-row>
        <table:table-row table:style-name="ro1" table:number-rows-repeated="104852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'Ada top 10'.A29:'Ada top 10'.B4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Ada comparison'.K2:'Ada comparison'.L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09:36:44.376597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4:06:47.242382133</meta:creation-date>
    <dc:date>2015-01-19T11:26:44.197657866</dc:date>
    <meta:editing-duration>PT3H35M39S</meta:editing-duration>
    <meta:editing-cycles>43</meta:editing-cycles>
    <meta:generator>LibreOffice/4.2.4.2$Linux_X86_64 LibreOffice_project/420$Build-2</meta:generator>
    <meta:document-statistic meta:table-count="3" meta:cell-count="1036" meta:object-count="0"/>
  </office:meta>
</office:document-meta>
</file>